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0.896cm" fo:min-width="7.012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.804cm" fo:min-width="7.276cm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 fo:min-height="0.896cm" fo:min-width="8.266cm"/>
    </style:style>
    <style:style style:name="gr4" style:family="graphic" style:parent-style-name="standard">
      <style:graphic-properties draw:fill-color="#66ffff" draw:textarea-horizontal-align="justify" draw:textarea-vertical-align="middle" draw:auto-grow-height="false" fo:min-height="0.722cm" fo:min-width="6.323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0.896cm" fo:min-width="7.266cm"/>
    </style:style>
    <style:style style:name="gr6" style:family="graphic" style:parent-style-name="standard">
      <style:graphic-properties draw:fill-color="#0099ff" draw:textarea-horizontal-align="justify" draw:textarea-vertical-align="middle" draw:auto-grow-height="false" fo:min-height="0.896cm" fo:min-width="5.488cm"/>
    </style:style>
    <style:style style:name="gr7" style:family="graphic" style:parent-style-name="standard">
      <style:graphic-properties draw:fill-color="#0099ff" draw:textarea-horizontal-align="justify" draw:textarea-vertical-align="middle" draw:auto-grow-height="false" fo:min-height="0.896cm" fo:min-width="7.954cm"/>
    </style:style>
    <style:style style:name="gr8" style:family="graphic" style:parent-style-name="standard">
      <style:graphic-properties draw:fill-color="#66ffff" draw:textarea-horizontal-align="justify" draw:textarea-vertical-align="middle" draw:auto-grow-height="false" fo:min-height="0.736cm" fo:min-width="4.617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0.736cm" fo:min-width="7.242cm"/>
    </style:style>
    <style:style style:name="gr10" style:family="graphic" style:parent-style-name="standard">
      <style:graphic-properties draw:fill-color="#0099ff" draw:textarea-horizontal-align="justify" draw:textarea-vertical-align="middle" draw:auto-grow-height="false" fo:min-height="0.896cm" fo:min-width="6.341cm"/>
    </style:style>
    <style:style style:name="gr11" style:family="graphic" style:parent-style-name="standard">
      <style:graphic-properties draw:fill="solid" draw:fill-color="#0099ff" draw:textarea-horizontal-align="justify" draw:textarea-vertical-align="middle" draw:auto-grow-height="false" fo:min-height="1.938cm" fo:min-width="8.154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438cm" fo:min-width="0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99ff99" draw:textarea-horizontal-align="justify" draw:textarea-vertical-align="middle" draw:auto-grow-height="false" fo:min-height="0.932cm" fo:min-width="6.982cm"/>
    </style:style>
    <style:style style:name="gr15" style:family="graphic" style:parent-style-name="standard">
      <style:graphic-properties draw:fill-color="#99ff99" draw:textarea-horizontal-align="justify" draw:textarea-vertical-align="middle" draw:auto-grow-height="false" fo:min-height="0.932cm" fo:min-width="5.442cm"/>
    </style:style>
    <style:style style:name="gr16" style:family="graphic" style:parent-style-name="standard">
      <style:graphic-properties draw:fill-color="#99ff99" draw:textarea-horizontal-align="justify" draw:textarea-vertical-align="middle" draw:auto-grow-height="false" fo:min-height="0.932cm" fo:min-width="3.881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932cm" fo:min-width="1.214cm"/>
    </style:style>
    <style:style style:name="gr18" style:family="graphic" style:parent-style-name="standard">
      <style:graphic-properties draw:fill-color="#0099ff" draw:textarea-horizontal-align="justify" draw:textarea-vertical-align="middle" draw:auto-grow-height="false" fo:min-height="0.896cm" fo:min-width="1.281cm"/>
    </style:style>
    <style:style style:name="gr19" style:family="graphic" style:parent-style-name="standard">
      <style:graphic-properties draw:fill-color="#66ffff" draw:textarea-horizontal-align="justify" draw:textarea-vertical-align="middle" draw:auto-grow-height="false" fo:min-height="0.736cm" fo:min-width="3.293cm"/>
    </style:style>
    <style:style style:name="gr20" style:family="graphic" style:parent-style-name="standard">
      <style:graphic-properties draw:stroke="solid" svg:stroke-width="0.102cm" svg:stroke-color="#000000" draw:marker-start-width="0.509cm" draw:marker-end-width="0.509cm" draw:fill="none" draw:textarea-horizontal-align="justify" draw:textarea-vertical-align="middle" draw:auto-grow-height="false" fo:min-height="2.615cm" fo:min-width="3.762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36cm" svg:height="1.27cm" svg:x="2.875cm" svg:y="7.94cm">
          <text:p text:style-name="P1">WCS In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9cm" svg:height="1.168cm" svg:x="2.748cm" svg:y="11.382cm">
          <text:p text:style-name="P1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89cm" svg:height="1.27cm" svg:x="2.248cm" svg:y="9.643cm">
          <text:p text:style-name="P1">Subwindow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927cm" svg:height="1.076cm" svg:x="3.23cm" svg:y="16.422cm">
          <text:p text:style-name="P1">Path-Loss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89cm" svg:height="1.27cm" svg:x="2.748cm" svg:y="2.948cm">
          <text:p text:style-name="P1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112cm" svg:height="1.27cm" svg:x="3.637cm" svg:y="4.591cm">
          <text:p text:style-name="P1">Imprint Sub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8.578cm" svg:height="1.27cm" svg:x="2.404cm" svg:y="6.284cm">
          <text:p text:style-name="P1">MSA Failed Open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223cm" svg:height="1.092cm" svg:x="4.082cm" svg:y="18.02cm">
          <text:p text:style-name="P1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848cm" svg:height="1.092cm" svg:x="2.769cm" svg:y="19.522cm">
          <text:p text:style-name="P1">Rectified 2D/3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965cm" svg:height="1.27cm" svg:x="11.661cm" svg:y="4.592cm">
          <text:p text:style-name="P1">NIRSpec MSA &amp; IF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965cm" svg:height="1.27cm" svg:x="11.661cm" svg:y="6.293cm">
          <text:p text:style-name="P1">NIRSpec MSA &amp; IF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8.89cm" svg:height="2.424cm" svg:x="11.661cm" svg:y="9.144cm">
          <text:p text:style-name="P1">NIRSpec MSA/Fixed Slit</text:p>
          <text:p text:style-name="P1">NIRCam/NIRISS WFSS</text:p>
          <text:p text:style-name="P1">NIRIS S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27cm" svg:height="0.762cm" draw:transform="rotate (1.5707963267949) translate (1.127cm 9.21cm)">
          <text:p text:style-name="P1"><text:span text:style-name="T1">T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27cm" svg:height="0.762cm" draw:transform="rotate (1.5707963267949) translate (1.128cm 12.601cm)">
          <text:p text:style-name="P1"><text:span text:style-name="T1">T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27cm" svg:height="0.762cm" draw:transform="rotate (1.5707963267949) translate (1.129cm 19.201cm)">
          <text:p text:style-name="P1"><text:span text:style-name="T1">T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27cm" svg:height="0.762cm" draw:transform="rotate (1.5707963267949) translate (1.13cm 20.703cm)">
          <text:p text:style-name="P1"><text:span text:style-name="T1">T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7.872cm" svg:height="1.826cm" svg:x="7.35cm" svg:y="0.725cm">
          <draw:text-box>
            <text:p text:style-name="P3"><text:span text:style-name="T2">CALSPEC2</text:span></text:p>
          </draw:text-box>
        </draw:frame>
        <draw:custom-shape draw:style-name="gr14" draw:text-style-name="P1" draw:layer="layout" svg:width="7.608cm" svg:height="1.308cm" svg:x="2.889cm" svg:y="12.9cm">
          <text:p text:style-name="P1">Stray Light Subtra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6.068cm" svg:height="1.308cm" svg:x="3.659cm" svg:y="14.601cm">
          <text:p text:style-name="P1">Fringing Remov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4.507cm" svg:height="1.308cm" svg:x="11.661cm" svg:y="12.901cm">
          <text:p text:style-name="P1">MIRI M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4.507cm" svg:height="1.308cm" svg:x="11.661cm" svg:y="14.702cm">
          <text:p text:style-name="P1">MIRI M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84cm" svg:height="1.308cm" svg:x="18.023cm" svg:y="19.428cm">
          <text:p text:style-name="P1">MI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905cm" svg:height="1.27cm" svg:x="15.926cm" svg:y="19.466cm">
          <text:p text:style-name="P1">N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899cm" svg:height="1.092cm" svg:x="15.964cm" svg:y="18.12cm">
          <text:p text:style-name="P1">NIR/M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572cm" svg:height="3.175cm" svg:x="15.605cm" svg:y="17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17-03-03T17:08:39.139338251</dc:date>
    <dc:creator>Karl Gordon</dc:creator>
    <meta:editing-duration>PT40M22S</meta:editing-duration>
    <meta:editing-cycles>8</meta:editing-cycles>
    <meta:generator>LibreOffice/4.3.7.2$Linux_X86_64 LibreOffice_project/430$Build-2</meta:generator>
    <meta:document-statistic meta:object-count="25"/>
  </office:meta>
</office:document-meta>
</file>